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6T11:18:23.15">
            <text:p>2020/1/16 11:1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6T11:18:23.38">
            <text:p>2020/1/16 11:1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6)">
            <text:p>sn(9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4">
            <text:p>34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">
            <text:p>2020/1/16 11:1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">
            <text:p>2020/1/16 11:1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">
            <text:p>2020/1/16 11:1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6T11:18:21.62">
            <text:p>2020/1/16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2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3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89.693cm" draw:caption-point-x="-1.353cm" draw:caption-point-y="2.4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55];6;2)" office:value-type="string" office:string-value="09">
            <text:p>09</text:p>
          </table:table-cell>
          <table:table-cell table:formula="of:=MID([.F15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55];[.I155];&quot;-&quot;;LEFT([.G1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1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6)">
            <text:p>sn(9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6T11:18:24.15">
            <text:p>2020/1/16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7cm" draw:caption-point-x="-1.353cm" draw:caption-point-y="2.2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6T11:18:24.37">
            <text:p>2020/1/16 11:1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6T11:18:24.69">
            <text:p>2020/1/16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6cm" draw:caption-point-x="-1.353cm" draw:caption-point-y="2.4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6)">
            <text:p>sn(9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6T11:18:24.8">
            <text:p>2020/1/16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7cm" draw:caption-point-x="-1.353cm" draw:caption-point-y="2.2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97" table:contains-header="false">
          <table:sort>
            <table:sort-by table:field-number="2" table:data-type="automatic"/>
          </table:sort>
        </table:database-range>
        <table:database-range table:name="range_all_data" table:target-range-address="gt.A2:gt.I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95" table:on-update-keep-styles="true" table:on-update-keep-size="false"/>
        <table:database-range table:name="range_genre__kb" table:target-range-address="kb.G2:kb.G70"/>
        <table:database-range table:name="range_sn" table:target-range-address="gt.A2:gt.A9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2020/01/16</text:date>, <text:time>11:1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6T11:18:22.36</dc:date>
    <dc:creator>iwabuchi ken</dc:creator>
    <meta:editing-duration>P6DT6H30M57S</meta:editing-duration>
    <meta:editing-cycles>570</meta:editing-cycles>
    <meta:generator>OpenOffice/4.1.3$Win32 OpenOffice.org_project/413m1$Build-9783</meta:generator>
    <meta:document-statistic meta:table-count="7" meta:cell-count="3206" meta:object-count="0"/>
    <meta:user-defined meta:name="sheets-banding"/>
    <meta:user-defined meta:name="sheets-original-selection"/>
  </office:meta>
</office:document-meta>
</file>